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fo:color="#ed1c24"/>
    </style:style>
    <style:style style:name="P2" style:family="paragraph" style:parent-style-name="Heading_20_1">
      <style:text-properties fo:color="#111111" fo:font-weight="normal" officeooo:rsid="00071e0f" officeooo:paragraph-rsid="00071e0f" style:font-weight-asian="normal" style:font-weight-complex="normal"/>
    </style:style>
    <style:style style:name="P3" style:family="paragraph" style:parent-style-name="Text_20_body">
      <style:text-properties fo:color="#111111" fo:font-size="24pt" fo:font-weight="normal" officeooo:rsid="00071e0f" officeooo:paragraph-rsid="00071e0f" style:font-size-asian="21pt" style:font-weight-asian="normal" style:font-size-complex="24pt" style:font-weight-complex="normal"/>
    </style:style>
    <style:style style:name="P4" style:family="paragraph" style:parent-style-name="Text_20_body">
      <style:text-properties fo:color="#111111" fo:font-size="24pt" fo:font-weight="normal" officeooo:rsid="000894be" officeooo:paragraph-rsid="000894be" style:font-size-asian="21pt" style:font-weight-asian="normal" style:font-size-complex="24pt" style:font-weight-complex="normal"/>
    </style:style>
    <style:style style:name="P5" style:family="paragraph" style:parent-style-name="Heading_20_2">
      <style:paragraph-properties fo:margin-top="0cm" fo:margin-bottom="0.499cm" loext:contextual-spacing="false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P7" style:family="paragraph" style:parent-style-name="Preformatted_20_Text">
      <style:paragraph-properties fo:margin-top="0cm" fo:margin-bottom="0.499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Preformatted_20_Text">
      <style:paragraph-properties fo:margin-top="0cm" fo:margin-bottom="0.499cm" loext:contextual-spacing="false"/>
      <style:text-properties fo:font-size="18pt" fo:font-weight="bold" officeooo:rsid="00058e6f" officeooo:paragraph-rsid="00058e6f" style:font-size-asian="18pt" style:font-weight-asian="bold" style:font-size-complex="18pt" style:font-weight-complex="bold"/>
    </style:style>
    <style:style style:name="P9" style:family="paragraph" style:parent-style-name="Preformatted_20_Text">
      <style:paragraph-properties fo:margin-top="0cm" fo:margin-bottom="0.499cm" loext:contextual-spacing="false"/>
      <style:text-properties fo:font-size="18pt" fo:font-weight="bold" officeooo:rsid="00096dbc" officeooo:paragraph-rsid="00096dbc" style:font-size-asian="18pt" style:font-weight-asian="bold" style:font-size-complex="18pt" style:font-weight-complex="bold"/>
    </style:style>
    <style:style style:name="T1" style:family="text">
      <style:text-properties officeooo:rsid="00058e6f"/>
    </style:style>
    <style:style style:name="T2" style:family="text">
      <style:text-properties officeooo:rsid="00071e0f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fo:font-weight="bold" officeooo:rsid="00071e0f" style:font-size-asian="18pt" style:font-weight-asian="bold" style:font-size-complex="18pt" style:font-weight-complex="bold"/>
    </style:style>
    <style:style style:name="T5" style:family="text">
      <style:text-properties officeooo:rsid="000894be"/>
    </style:style>
    <style:style style:name="T6" style:family="text">
      <style:text-properties officeooo:rsid="00096db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0c2d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Name:<text:span text:style-name="T8">Gousiya.A.Biradar</text:span></text:h>
      <text:p text:style-name="P3">US<text:span text:style-name="T8">N:01FM16MCA016</text:span></text:p>
      <text:p text:style-name="P4">Assignment on: <text:span text:style-name="T6">1</text:span></text:p>
      <text:h text:style-name="P1" text:outline-level="1">Simple Hello World page with django <text:span text:style-name="T5">framework</text:span></text:h>
      <text:p text:style-name="Standard"/>
      <text:p text:style-name="Standard"/>
      <text:h text:style-name="Heading_20_2" text:outline-level="2"><text:span text:style-name="T2">1.</text:span>Install virtual environment.</text:h>
      <text:p text:style-name="Standard"><text:s text:c="6"/><text:span text:style-name="T1">s</text:span>udo apt-get install python-pip</text:p>
      <text:h text:style-name="Heading_20_2" text:outline-level="2"><text:span text:style-name="T2">2.</text:span>Create and Activate Virtual environment</text:h>
      <text:p text:style-name="P6"><text:s text:c="3"/>aman@vostro:~$ virtualenv myenv</text:p>
      <text:p text:style-name="P7"><text:span text:style-name="T2">3.</text:span>change directory into the virtual environment that you just created</text:p>
      <text:p text:style-name="P6"><text:s text:c="3"/>aman@vostro:~$ cd myenv</text:p>
      <text:p text:style-name="P6"><text:s text:c="3"/><text:a xlink:type="simple" xlink:href="mailto:aman@vostro" text:style-name="Internet_20_link" text:visited-style-name="Visited_20_Internet_20_Link">aman@vostro</text:a>:~/myenv$</text:p>
      <text:p text:style-name="P6"><text:span text:style-name="T4">4.</text:span><text:span text:style-name="T3">Activate the virtual environment.</text:span><text:line-break/></text:p>
      <text:p text:style-name="P6"><text:s text:c="3"/>aman@vostro:~/myenv$ source bin/activate</text:p>
      <text:p text:style-name="P6"><text:s text:c="3"/>aman@vostro:/myenv$ ls</text:p>
      <text:h text:style-name="P5" text:outline-level="2"><text:span text:style-name="T2">5.</text:span>Install django in virtual environment</text:h>
      <text:p text:style-name="P6"><text:s text:c="2"/>(myenv) aman@vostro:~/myenv$ pip install django==1.9</text:p>
      <text:p text:style-name="P6"><text:s text:c="2"/>(myenv) aman@vostro:~/myenv$ pip freeze</text:p>
      <text:p text:style-name="P6"><text:s text:c="2"/>(myenv) aman@vostro:~/myenv$ django-admin startproject mywebpage</text:p>
      <text:p text:style-name="P6"><text:s text:c="2"/>(myenv) aman@vostro:~/myenv$ ls</text:p>
      <text:p text:style-name="P6"><text:s text:c="2"/>(myenv) aman@vostro:~/myenv$ mv mywebpage/ src</text:p>
      <text:p text:style-name="P6"><text:s text:c="2"/>(myenv) aman@vostro:~/myenv$ cd src/</text:p>
      <text:p text:style-name="P6"><text:soft-page-break/><text:s text:c="2"/>(myenv) aman@vostro:~/myenv/src$ ls</text:p>
      <text:p text:style-name="P6"><text:s text:c="2"/>(myenv) aman@vostro:~/myenv/src$ cd mywebpage/</text:p>
      <text:p text:style-name="P6"><text:s text:c="2"/>(myenv) aman@vostro:~/myenv/src/mywebpage$ ls</text:p>
      <text:h text:style-name="P5" text:outline-level="2"><text:span text:style-name="T2">6.</text:span>Run our server</text:h>
      <text:p text:style-name="P6"><text:s text:c="3"/>(myenv) aman@vostro:~/myenv/src/mywebpage$ cd ..</text:p>
      <text:p text:style-name="P6"><text:s text:c="3"/>(myenv) aman@vostro:~/myenv/src$ python manage.py runserver</text:p>
      <text:h text:style-name="P5" text:outline-level="2"><text:span text:style-name="T2">7.</text:span>Create an App</text:h>
      <text:p text:style-name="Preformatted_20_Text"><text:s text:c="2"/>(myenv) aman@vostro:~/myenv/src$ django-admin startapp helloworld</text:p>
      <text:p text:style-name="Preformatted_20_Text"/>
      <text:p text:style-name="P6"><text:s text:c="2"/>(myenv) aman@vostro:~/myenv/src$ ls</text:p>
      <text:h text:style-name="Heading_20_2" text:outline-level="2"><text:span text:style-name="T2">8.</text:span>Create Templates </text:h>
      <text:p text:style-name="P6"><text:s text:c="3"/>&lt;h1&gt;Hello world&lt;/h1&gt;</text:p>
      <text:p text:style-name="P8"><text:span text:style-name="T2">9.</text:span>Run server</text:p>
      <text:p text:style-name="P6"><text:s text:c="3"/>(myenv) aman@vostro:~/myenv/src$ python manage.py runserver</text:p>
      <text:p text:style-name="P9">10.Checking the output</text:p>
      <text:p text:style-name="P9"><text:s text:c="2"/><text:span text:style-name="T7"><text:s/>http://127.0.0.1:8000/hello/</text:span></text:p>
      <text:p text:style-name="P9"/>
      <text:p text:style-name="Standard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1:34:31.396138306</meta:creation-date>
    <dc:date>2018-12-04T11:06:24.848617279</dc:date>
    <meta:editing-duration>PT11M59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2" meta:paragraph-count="37" meta:word-count="129" meta:character-count="1333" meta:non-whitespace-character-count="1178"/>
  </office:meta>
</office:document-meta>
</file>